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Param.ge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am.QueryParam( int first , int count , String sort , boolean sortA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Param.QueryParam( int firs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am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am.has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am.get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am.isSortA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